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6200000140FEB8005CA9387CA7.png" manifest:media-type="image/png"/>
  <manifest:file-entry manifest:full-path="Pictures/1000179C00003F050000210C11BA717E5997E1AE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4.499cm" table:align="left"/>
    </style:style>
    <style:style style:name="Tabelle1.A" style:family="table-column">
      <style:table-column-properties style:column-width="1cm"/>
    </style:style>
    <style:style style:name="Tabelle1.B" style:family="table-column">
      <style:table-column-properties style:column-width="9.999cm"/>
    </style:style>
    <style:style style:name="Tabelle1.C" style:family="table-column">
      <style:table-column-properties style:column-width="2cm"/>
    </style:style>
    <style:style style:name="Tabelle1.D" style:family="table-column">
      <style:table-column-properties style:column-width="1.499cm"/>
    </style:style>
    <style:style style:name="Tabelle1.A1" style:family="table-cell">
      <style:table-cell-properties fo:padding="0.097cm" fo:border="none"/>
    </style:style>
    <style:style style:name="Tabelle1.C2" style:family="table-cell">
      <style:table-cell-properties fo:padding="0.097cm" fo:border-left="none" fo:border-right="none" fo:border-top="none" fo:border-bottom="1.75pt solid #000000"/>
    </style:style>
    <style:style style:name="P1" style:family="paragraph" style:parent-style-name="Sender">
      <style:text-properties style:font-name-asian="Nimbus Sans L1" style:font-name-complex="Nimbus Sans L1"/>
    </style:style>
    <style:style style:name="P2" style:family="paragraph" style:parent-style-name="Sender">
      <style:text-properties fo:font-weight="bold" style:font-weight-asian="bold" style:font-weight-complex="bold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Standard">
      <style:text-properties fo:font-weight="bold" officeooo:paragraph-rsid="001da669" style:font-weight-asian="bold" style:font-weight-complex="bold"/>
    </style:style>
    <style:style style:name="P5" style:family="paragraph" style:parent-style-name="Standard">
      <style:text-properties fo:color="#000000" fo:font-weight="bold" officeooo:paragraph-rsid="001da669" style:font-weight-asian="bold" style:font-weight-complex="bold"/>
    </style:style>
    <style:style style:name="P6" style:family="paragraph" style:parent-style-name="Standard">
      <style:text-properties officeooo:paragraph-rsid="001da669"/>
    </style:style>
    <style:style style:name="P7" style:family="paragraph" style:parent-style-name="Table_20_Contents">
      <style:paragraph-properties fo:text-align="end" style:justify-single-word="false"/>
      <style:text-properties officeooo:paragraph-rsid="001da669"/>
    </style:style>
    <style:style style:name="P8" style:family="paragraph" style:parent-style-name="Table_20_Contents">
      <style:paragraph-properties fo:text-align="end" style:justify-single-word="false"/>
      <style:text-properties officeooo:paragraph-rsid="001da669" fo:background-color="transparent"/>
    </style:style>
    <style:style style:name="P9" style:family="paragraph" style:parent-style-name="Table_20_Contents">
      <style:paragraph-properties fo:text-align="start" style:justify-single-word="false"/>
      <style:text-properties officeooo:paragraph-rsid="001da669"/>
    </style:style>
    <style:style style:name="P10" style:family="paragraph" style:parent-style-name="Table_20_Contents">
      <style:text-properties officeooo:paragraph-rsid="001da66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Nimbus Sans L1" style:font-name-complex="Nimbus Sans L1"/>
    </style:style>
    <style:style style:name="T3" style:family="text">
      <style:text-properties style:font-name="Nimbus Sans L1" fo:font-size="9pt"/>
    </style:style>
    <style:style style:name="T4" style:family="text">
      <style:text-properties fo:color="#000000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left" style:horizontal-rel="page" fo:padding="0cm" fo:border-left="none" fo:border-right="none" fo:border-top="0.06pt solid #000000" fo:border-bottom="0.06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protect="size position" style:wrap="none" style:vertical-pos="from-top" style:vertical-rel="paragraph-content" style:horizontal-pos="left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protect="size position" style:wrap="none" style:vertical-pos="top" style:vertical-rel="paragraph-content" style:horizontal-pos="left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cm" fo:margin-right="0cm" fo:margin-top="0cm" fo:margin-bottom="0cm" style:protect="size position" style:wrap="none" style:vertical-pos="from-top" style:vertical-rel="paragraph-content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protect="size position" style:wrap="none" style:vertical-pos="from-top" style:vertical-rel="paragraph-content" style:horizontal-pos="left" style:horizontal-rel="paragraph" fo:padding="0cm" fo:border="none" style:shadow="none" draw:shadow-opacity="100%">
        <style:columns fo:column-count="1" fo:column-gap="0cm"/>
      </style:graphic-properties>
    </style:style>
    <style:style style:name="fr6" style:family="graphic" style:parent-style-name="Graphics">
      <style:graphic-properties style:horizontal-pos="righ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olding marks" text:anchor-type="page" text:anchor-page-number="1" svg:y="10.5cm" svg:width="0.801cm" svg:height="10.5cm" draw:z-index="4">
        <draw:text-box>
          <text:p text:style-name="Standard"/>
        </draw:text-box>
      </draw:frame>
      <text:p text:style-name="Standard"><draw:frame draw:style-name="fr2" draw:name="Adressee" text:anchor-type="paragraph" svg:y="1.251cm" svg:width="17cm" style:rel-width="100%" svg:height="3.45cm" draw:z-index="7"><draw:text-box><text:p text:style-name="Addressee"><text:placeholder text:placeholder-type="text">&lt;Name&gt;</text:placeholder></text:p><text:p text:style-name="Addressee"><text:placeholder text:placeholder-type="text">&lt;Address&gt;</text:placeholder></text:p></draw:text-box></draw:frame><draw:frame draw:style-name="fr3" draw:name="Sender" text:anchor-type="paragraph" svg:width="17cm" style:rel-width="100%" svg:height="1.251cm" draw:z-index="6"><draw:text-box><text:p text:style-name="Sender"><text:span text:style-name="T1">FSFE</text:span> <text:span text:style-name="T2">• Schönhauser Allee 6/7 • 10119 Berlin • Germany</text:span></text:p></draw:text-box></draw:frame><draw:frame draw:style-name="fr4" draw:name="Personalised Data 4" text:anchor-type="paragraph" svg:x="13.199cm" svg:y="4.701cm" svg:width="3.799cm" svg:height="2.85cm" draw:z-index="3"><draw:text-box><text:p text:style-name="Sender">contact@fsfe.org</text:p></draw:text-box></draw:frame><draw:frame draw:style-name="fr4" draw:name="Personalised Data 3" text:anchor-type="paragraph" svg:x="8.5cm" svg:y="4.701cm" svg:width="4.701cm" svg:height="2.85cm" draw:z-index="2"><draw:text-box><text:p text:style-name="Sender">Phone: +49/30/27595290</text:p></draw:text-box></draw:frame><draw:frame draw:style-name="fr4" draw:name="Personalised Data 2" text:anchor-type="paragraph" svg:x="3.401cm" svg:y="4.701cm" svg:width="5.099cm" svg:height="2.85cm" draw:z-index="1"><draw:text-box><text:p text:style-name="Sender">Free Software Foundation Europe e.V.</text:p><text:p text:style-name="P1">Schönhauser Allee 6/7</text:p><text:p text:style-name="P1">10119 Berlin</text:p><text:p text:style-name="P1">Germany</text:p></draw:text-box></draw:frame><draw:frame draw:style-name="fr5" draw:name="Personalised Data 1" text:anchor-type="paragraph" svg:y="4.701cm" svg:width="3.401cm" svg:height="2.85cm" draw:z-index="0"><draw:text-box><text:p text:style-name="P2"><text:sender-firstname text:fixed="false">Reinhard</text:sender-firstname><text:s/><text:sender-lastname text:fixed="false">Müller</text:sender-lastname></text:p><text:p text:style-name="Sender"><text:sender-position text:fixed="false">Financial team</text:sender-position></text:p></draw:text-box></draw:frame><text:span text:style-name="T1">Date</text:span>: <text:date style:data-style-name="N84" text:date-value="2018-12-31T16:46:28.511247094">2018-12-31</text:date></text:p>
      <text:p text:style-name="Standard"/>
      <text:p text:style-name="P4">Invoice <text:span text:style-name="T4">M</text:span><text:span text:style-name="T4"><text:placeholder text:placeholder-type="text">&lt;Number&gt;</text:placeholder></text:span></text:p>
      <text:p text:style-name="P5"/>
      <text:p text:style-name="P5"/>
      <text:p text:style-name="P6"/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0"><text:placeholder text:placeholder-type="text">&lt;Count&gt;</text:placeholder></text:p>
          </table:table-cell>
          <table:table-cell table:style-name="Tabelle1.A1" table:number-columns-spanned="2" office:value-type="string">
            <text:p text:style-name="P10"><text:placeholder text:placeholder-type="text">&lt;Item&gt;</text:placeholder></text:p>
          </table:table-cell>
          <table:covered-table-cell/>
          <table:table-cell table:style-name="Tabelle1.A1" office:value-type="string">
            <text:p text:style-name="P7"><text:placeholder text:placeholder-type="text">&lt;Amount&gt;</text:placeholder></text:p>
          </table:table-cell>
        </table:table-row>
        <table:table-row>
          <table:table-cell table:style-name="Tabelle1.A1" table:number-columns-spanned="2" office:value-type="string">
            <text:p text:style-name="P10"/>
          </table:table-cell>
          <table:covered-table-cell/>
          <table:table-cell table:style-name="Tabelle1.C2" office:value-type="string">
            <text:p text:style-name="P8">Total <text:s/>€</text:p>
          </table:table-cell>
          <table:table-cell table:style-name="Tabelle1.C2" office:value-type="string">
            <text:p text:style-name="P7"><text:placeholder text:placeholder-type="text">&lt;Total&gt;</text:placeholder></text:p>
          </table:table-cell>
        </table:table-row>
        <table:table-row>
          <table:table-cell table:style-name="Tabelle1.A1" table:number-columns-spanned="2" office:value-type="string">
            <text:p text:style-name="P10"/>
          </table:table-cell>
          <table:covered-table-cell/>
          <table:table-cell table:style-name="Tabelle1.A1" office:value-type="string">
            <text:p text:style-name="P8">Net Value <text:s/>€</text:p>
          </table:table-cell>
          <table:table-cell table:style-name="Tabelle1.A1" office:value-type="string">
            <text:p text:style-name="P7"><text:placeholder text:placeholder-type="text">&lt;Net&gt;</text:placeholder></text:p>
          </table:table-cell>
        </table:table-row>
        <table:table-row>
          <table:table-cell table:style-name="Tabelle1.A1" table:number-columns-spanned="2" office:value-type="string">
            <text:p text:style-name="P9"/>
          </table:table-cell>
          <table:covered-table-cell/>
          <table:table-cell table:style-name="Tabelle1.A1" office:value-type="string">
            <text:p text:style-name="P7">VAT 19% <text:s text:c="2"/>€</text:p>
          </table:table-cell>
          <table:table-cell table:style-name="Tabelle1.A1" office:value-type="string">
            <text:p text:style-name="P7"><text:placeholder text:placeholder-type="text">&lt;Vat&gt;</text:placeholder></text:p>
          </table:table-cell>
        </table:table-row>
      </table:table>
      <text:p text:style-name="P6"/>
      <text:p text:style-name="P6"/>
      <text:p text:style-name="P6"/>
      <text:p text:style-name="P6">The payment was received on <text:placeholder text:placeholder-type="text">&lt;Paydate&gt;</text:placeholder><text:s/>through <text:placeholder text:placeholder-type="text" text:description="PayPal, Credit Card, Direct Debit">&lt;Means&gt;</text:placeholder>.</text:p>
      <text:p text:style-name="P6"/>
      <text:p text:style-name="Standard"/>
      <text:p text:style-name="Standard">Payment reference: <text:span text:style-name="T5"><text:placeholder text:placeholder-type="text">&lt;Code&gt;</text:placeholder></text:span><text:span text:style-name="T5"><text:s/></text:span></text:p>
      <text:p text:style-name="Standard"/>
      <text:p text:style-name="Standard"/>
      <text:p text:style-name="Standard">Best regards,</text:p>
      <text:p text:style-name="Standard"/>
      <text:p text:style-name="Standard"><text:sender-firstname text:fixed="false">Reinhard</text:sender-firstname><text:span text:style-name="T5"><text:s/></text:span><text:span text:style-name="T5"><text:sender-lastname text:fixed="false">Müller</text:sender-lastn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de" fo:country="AT" style:font-name-asian="DejaVu Sans" style:font-size-asian="12pt" style:language-asian="de" style:country-asian="DE" style:font-name-complex="DejaVu Sans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AT" style:font-name-asian="DejaVu Sans" style:font-size-asian="12pt" style:language-asian="de" style:country-asian="DE" style:font-name-complex="DejaVu San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line-height="100%" style:page-number="auto" fo:background-color="transparent" style:shadow="none"/>
      <style:text-properties style:font-name="Nimbus Sans L1" fo:font-family="'Nimbus Sans L'" style:font-style-name="Standard" style:font-family-generic="swiss" style:font-pitch="variable" fo:font-size="9pt"/>
    </style:style>
    <style:style style:name="Text_20_body" style:display-name="Text body" style:family="paragraph" style:parent-style-name="Standard" style:class="text">
      <style:paragraph-properties fo:margin-top="0.25cm" fo:margin-bottom="0.25cm" loext:contextual-spacing="false"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line-height="100%" text:number-lines="false" text:line-number="0">
        <style:tab-stops/>
      </style:paragraph-properties>
      <style:text-properties fo:color="#3394ce" fo:font-size="7.5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Standard" style:class="extra">
      <style:paragraph-properties fo:margin-top="0cm" fo:margin-bottom="0cm" loext:contextual-spacing="false" fo:line-height="100%"/>
      <style:text-properties fo:font-size="7.5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false" text:line-number="0"/>
    </style:style>
    <style:style style:name="Sender" style:family="paragraph" style:parent-style-name="Standard" style:class="extra">
      <style:paragraph-properties text:number-lines="false" text:line-number="0"/>
      <style:text-properties fo:font-size="7.5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horizontal-pos="righ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3cm" fo:margin-left="0cm" fo:margin-right="0cm" fo:margin-bottom="1.3cm" style:dynamic-spacing="false"/>
      </style:header-style>
      <style:footer-style>
        <style:header-footer-properties svg:height="3cm" fo:margin-left="0cm" fo:margin-right="0cm" fo:margin-top="1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Logo" text:anchor-type="paragraph" svg:width="3.799cm" svg:height="2cm" draw:z-index="5"><draw:image xlink:href="Pictures/1000179C00003F050000210C11BA717E5997E1AE.svg" xlink:type="simple" xlink:show="embed" xlink:actuate="onLoad" loext:mime-type="image/svg+xml"/><draw:image xlink:href="Pictures/100002010000026200000140FEB8005CA9387CA7.png" xlink:type="simple" xlink:show="embed" xlink:actuate="onLoad"/></draw:frame></text:p>
      </style:header>
      <style:footer>
        <text:p text:style-name="Footer"><text:span text:style-name="MT1">Free Software Foundation Europe e.V. (FSFE)</text:span> • Head office: Schönhauser Allee 6/7, 10119 Berlin, Germany</text:p>
        <text:p text:style-name="Footer">Phone: +49/30/27595290 • E-mail: contact@fsfe.org • Web: https://fsfe.org • President: Matthias Kirschner • Registered: VR 17030, AG Hamburg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7-09-19T07:52:09.881431235</meta:creation-date>
    <dc:language>de-AT</dc:language>
    <meta:editing-cycles>38</meta:editing-cycles>
    <meta:editing-duration>PT7H54M31S</meta:editing-duration>
    <meta:print-date>2018-01-24T08:01:29.426176518</meta:print-date>
    <dc:date>2018-12-31T16:46:28.135876985</dc:date>
    <dc:creator>Reinhard Müller</dc:creator>
    <meta:document-statistic meta:table-count="1" meta:image-count="1" meta:object-count="0" meta:page-count="1" meta:paragraph-count="28" meta:word-count="96" meta:character-count="664" meta:non-whitespace-character-count="591"/>
    <meta:user-defined meta:name="Info 1"/>
    <meta:user-defined meta:name="Info 2"/>
    <meta:user-defined meta:name="Info 3"/>
    <meta:user-defined meta:name="Info 4"/>
  </office:meta>
</office:document-meta>
</file>